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2.226cm" fo:min-width="5.225cm" fo:padding-top="0.143cm" fo:padding-bottom="0.143cm" fo:padding-left="0.263cm" fo:padding-right="0.263cm" fo:wrap-option="wrap" draw:shadow="hidden" draw:shadow-offset-x="0.071cm" draw:shadow-offset-y="0.071cm" draw:shadow-color="#808080" draw:shadow-opacity="100%" loext:glow-radius="0.035cm" loext:glow-color="#77bc65" loext:softedge-radius="0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imple 1" draw:style-name="gr1" draw:text-style-name="P2" draw:layer="layout" svg:width="5.75cm" svg:height="2.511cm" svg:x="8.75cm" svg:y="17.989cm">
          <text:p text:style-name="P1"><text:span text:style-name="T1">CMPD6 (2023)</text:span></text:p>
          <text:p text:style-name="P1"><text:span text:style-name="T1"/></text:p>
          <draw:enhanced-geometry svg:viewBox="0 0 21600 21600" draw:mirror-horizontal="false" draw:mirror-vertical="false" draw:text-path="true" draw:text-path-mode="shape" draw:text-path-scale="path" draw:text-path-same-letter-heights="tru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ype="fontwork-inflate" draw:modifiers="2950" draw:enhanced-path="M 0 ?f0 C 4100 ?f1 7300 0 10800 0 14300 0 17500 ?f1 21600 ?f0 N M 0 ?f2 C 4100 ?f3 7300 21600 10800 21600 14300 21600 17500 ?f3 21600 ?f2 N">
            <draw:equation draw:name="f0" draw:formula="$0 "/>
            <draw:equation draw:name="f1" draw:formula="1530*?f0 /4650"/>
            <draw:equation draw:name="f2" draw:formula="21600-?f0 "/>
            <draw:equation draw:name="f3" draw:formula="21600-?f1 "/>
            <draw:handle draw:handle-position="left $0" draw:handle-range-y-minimum="0" draw:handle-range-y-maximum="465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4T10:45:59.417333944</meta:creation-date>
    <meta:editing-duration>PT6M13S</meta:editing-duration>
    <meta:editing-cycles>3</meta:editing-cycles>
    <meta:generator>LibreOffice/7.3.4.2$Linux_X86_64 LibreOffice_project/30$Build-2</meta:generator>
    <meta:initial-creator>Julien Arino</meta:initial-creator>
    <dc:date>2022-07-24T11:01:39.164959105</dc:date>
    <dc:creator>Julien Arino</dc:creator>
    <meta:document-statistic meta:object-count="1"/>
  </office:meta>
</office:document-meta>
</file>